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fill="solid" draw:fill-color="#eeeeee" draw:opacity="100%" draw:opacity-name="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" draw:marker-end="Arrow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cm"/>
    </style:style>
    <style:style style:name="gr10" style:family="graphic" style:parent-style-name="objectwithoutfill">
      <style:graphic-properties svg:stroke-width="0.212cm" draw:marker-start="Arrow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2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1cm" svg:height="12.5cm" svg:x="2.6cm" svg:y="1.1cm">
          <text:p/>
        </draw:rect>
        <draw:rect draw:style-name="gr2" draw:text-style-name="P1" draw:layer="layout" svg:width="15.6cm" svg:height="10cm" svg:x="10.1cm" svg:y="2.6cm">
          <text:p/>
        </draw:rect>
        <draw:g xml:id="id2" draw:id="id2">
          <draw:glue-point draw:id="4" svg:x="-5cm" svg:y="0cm"/>
          <draw:custom-shape draw:style-name="gr3" draw:text-style-name="P1" draw:layer="layout" svg:width="3.1cm" svg:height="4cm" svg:x="13.3cm" svg:y="3.1cm">
            <text:p text:style-name="P1">Message</text:p>
            <text:p text:style-name="P1">memory</text:p>
            <text:p text:style-name="P1">8 kb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4cm" svg:height="2cm" draw:transform="rotate (-1.57079632679579) translate (18.4cm 3.1cm)">
            <text:p text:style-name="P1">128 words</text:p>
            <text:p text:style-name="P1">x 512 bit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4cm" svg:height="2cm" draw:transform="rotate (1.5707963267946) translate (11.3cm 7.1cm)">
            <text:p text:style-name="P1">2048 words</text:p>
            <text:p text:style-name="P1">x 32 bit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xml:id="id1" draw:id="id1" draw:layer="layout" svg:width="4.5cm" svg:height="9cm" svg:x="4.1cm" svg:y="3.1cm">
          <draw:glue-point draw:id="8" svg:x="5cm" svg:y="-2.777cm"/>
          <draw:glue-point draw:id="9" svg:x="5cm" svg:y="4cm"/>
          <draw:glue-point draw:id="10" svg:x="5cm" svg:y="2cm"/>
          <text:p text:style-name="P1">AXI BRAM</text:p>
          <text:p text:style-name="P1">Control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8.6cm" svg:y1="5.101cm" svg:x2="11.3cm" svg:y2="5.1cm" draw:start-shape="id1" draw:start-glue-point="8" draw:end-shape="id2" svg:d="M8600 5101h1351v-1h1349">
          <text:p/>
        </draw:connector>
        <draw:custom-shape draw:style-name="gr3" draw:text-style-name="P1" xml:id="id3" draw:id="id3" draw:layer="layout" svg:width="5cm" svg:height="9cm" svg:x="19.9cm" svg:y="3.1cm">
          <draw:glue-point draw:id="8" svg:x="-5cm" svg:y="3.055cm"/>
          <draw:glue-point draw:id="9" svg:x="-5cm" svg:y="-2.777cm"/>
          <text:p text:style-name="P1">SHA256 </text:p>
          <text:p text:style-name="P1">Trans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8.4cm" svg:y1="5.1cm" svg:x2="19.9cm" svg:y2="5.101cm" draw:start-shape="id2" draw:start-glue-point="1" draw:end-shape="id3" draw:end-glue-point="9" svg:d="M18400 5100h750v1h750">
          <text:p/>
        </draw:connector>
        <draw:custom-shape draw:style-name="gr3" draw:text-style-name="P1" xml:id="id4" draw:id="id4" draw:layer="layout" svg:width="3.1cm" svg:height="3.5cm" svg:x="15.3cm" svg:y="8.6cm">
          <draw:glue-point draw:id="8" svg:x="-1.8cm" svg:y="-0.95cm" draw:align="center"/>
          <draw:glue-point draw:id="9" svg:x="-5cm" svg:y="2.431cm"/>
          <text:p text:style-name="P1">Control </text:p>
          <text:p text:style-name="P1">regis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1" draw:layer="layout" svg:x1="19.9cm" svg:y1="10.349cm" svg:x2="18.4cm" svg:y2="10.35cm" draw:start-shape="id3" draw:start-glue-point="8" draw:end-shape="id4" draw:end-glue-point="7" svg:d="M19900 10349h-749v1h-751">
          <text:p/>
        </draw:connector>
        <draw:connector draw:style-name="gr7" draw:text-style-name="P1" draw:layer="layout" svg:x1="8.6cm" svg:y1="11.2cm" svg:x2="15.3cm" svg:y2="11.2cm" draw:start-shape="id1" draw:start-glue-point="9" draw:end-shape="id4" draw:end-glue-point="9" svg:d="M8600 11200h6700">
          <text:p/>
        </draw:connector>
        <draw:frame draw:style-name="gr8" draw:layer="layout" svg:width="7cm" svg:height="1cm" svg:x="9.9cm" svg:y="1.6cm">
          <draw:text-box>
            <text:p>SHA256 Controller</text:p>
          </draw:text-box>
        </draw:frame>
        <draw:frame draw:style-name="gr9" draw:layer="layout" svg:width="4.9cm" svg:height="0.963cm" svg:x="2.4cm" svg:y="0.1cm">
          <draw:text-box>
            <text:p>SHA256Hasher</text:p>
          </draw:text-box>
        </draw:frame>
        <draw:connector draw:style-name="gr10" draw:text-style-name="P1" draw:layer="layout" svg:x1="4.1cm" svg:y1="7.6cm" svg:x2="0.029cm" svg:y2="7.597cm" draw:start-shape="id1" draw:start-glue-point="5" svg:d="M4100 7600h-2286v-3h-1785">
          <text:p/>
        </draw:connector>
        <draw:frame draw:style-name="gr11" draw:layer="layout" svg:width="1.522cm" svg:height="0.963cm" svg:x="1.078cm" svg:y="6.5cm">
          <draw:text-box>
            <text:p>AXI</text:p>
          </draw:text-box>
        </draw:frame>
        <draw:rect draw:style-name="gr12" draw:text-style-name="P1" xml:id="id5" draw:id="id5" draw:layer="layout" svg:width="2.6cm" svg:height="1.6cm" svg:x="11.3cm" svg:y="8.6cm">
          <text:p text:style-name="P1">FIFO</text:p>
          <text:p text:style-name="P1">16 items</text:p>
        </draw:rect>
        <draw:connector draw:style-name="gr13" draw:text-style-name="P1" draw:layer="layout" svg:x1="8.6cm" svg:y1="9.4cm" svg:x2="11.3cm" svg:y2="9.4cm" draw:start-shape="id1" draw:start-glue-point="10" draw:end-shape="id5" draw:end-glue-point="3" svg:d="M8600 9400h2700">
          <text:p/>
        </draw:connector>
        <draw:connector draw:style-name="gr13" draw:text-style-name="P1" draw:layer="layout" svg:x1="13.9cm" svg:y1="9.4cm" svg:x2="15.3cm" svg:y2="9.4cm" draw:start-shape="id5" draw:start-glue-point="1" draw:end-shape="id4" draw:end-glue-point="8" svg:d="M13900 9400h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37M25S</meta:editing-duration>
    <meta:editing-cycles>12</meta:editing-cycles>
    <meta:generator>OpenOffice/4.1.1$Win32 OpenOffice.org_project/411m6$Build-9775</meta:generator>
    <dc:date>2015-05-26T12:14:08.85</dc:date>
    <meta:document-statistic meta:object-count="20"/>
  </office:meta>
</office:document-meta>
</file>